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Roboto" svg:font-family="Roboto, sans-serif"/>
    <style:font-face style:name="Source Code Pro" svg:font-family="'Source Code Pr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fo:font-size="8pt" officeooo:rsid="001e3dbc" officeooo:paragraph-rsid="001e3dbc" style:font-size-asian="8pt" style:font-size-complex="8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2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6" style:family="paragraph" style:parent-style-name="Preformatted_20_Text">
      <style:text-properties fo:color="#808080" style:font-name="Courier New2" fo:font-size="8pt" officeooo:rsid="0018f4aa" officeooo:paragraph-rsid="0018f4aa" style:font-size-asian="8pt" style:font-size-complex="8pt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8" style:family="paragraph" style:parent-style-name="Text_20_body">
      <style:text-properties fo:font-size="8pt" officeooo:rsid="0018f4aa" officeooo:paragraph-rsid="0018f4aa" style:font-size-asian="8pt" style:font-size-complex="8pt"/>
    </style:style>
    <style:style style:name="P9" style:family="paragraph" style:parent-style-name="Text_20_body">
      <style:text-properties fo:font-size="8pt" officeooo:rsid="00200779" officeooo:paragraph-rsid="00200779" style:font-size-asian="8pt" style:font-size-complex="8pt"/>
    </style:style>
    <style:style style:name="P10" style:family="paragraph" style:parent-style-name="Heading_20_1" style:list-style-name="WWNum1" style:master-page-name="First_20_Page">
      <style:paragraph-properties style:page-number="auto"/>
      <style:text-properties officeooo:rsid="0018cd00" officeooo:paragraph-rsid="0018cd00"/>
    </style:style>
    <style:style style:name="P11" style:family="paragraph" style:parent-style-name="Heading_20_2">
      <style:text-properties fo:font-size="8pt" officeooo:rsid="001553aa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212121" style:font-name="Roboto" fo:font-size="11.25pt" fo:letter-spacing="normal" fo:font-style="normal" fo:font-weight="normal"/>
    </style:style>
    <style:style style:name="T4" style:family="text">
      <style:text-properties fo:font-variant="normal" fo:text-transform="none" fo:color="#212121" style:font-name="Source Code Pro" fo:font-size="9.75pt" fo:letter-spacing="normal" fo:font-style="normal" fo:font-weight="normal" fo:background-color="#f7f7f7" loext:char-shading-value="0" loext:padding="0cm" loext:border="none"/>
    </style:style>
    <style:style style:name="T5" style:family="text">
      <style:text-properties fo:font-variant="normal" fo:text-transform="none" fo:color="#212121" fo:letter-spacing="normal"/>
    </style:style>
    <style:style style:name="T6" style:family="text">
      <style:text-properties officeooo:rsid="0018cd00"/>
    </style:style>
    <style:style style:name="T7" style:family="text">
      <style:text-properties fo:color="#ffc66d" style:font-name="Courier New2"/>
    </style:style>
    <style:style style:name="T8" style:family="text">
      <style:text-properties fo:color="#cc7832"/>
    </style:style>
    <style:style style:name="T9" style:family="text">
      <style:text-properties fo:color="#cc7832" style:font-name="Courier New2"/>
    </style:style>
    <style:style style:name="T10" style:family="text">
      <style:text-properties fo:color="#cc7832" style:font-name="Courier New2" fo:font-weight="bold"/>
    </style:style>
    <style:style style:name="T11" style:family="text">
      <style:text-properties fo:color="#cc7832" fo:font-weight="bold"/>
    </style:style>
    <style:style style:name="T12" style:family="text">
      <style:text-properties style:font-name="Courier New2"/>
    </style:style>
    <style:style style:name="T13" style:family="text">
      <style:text-properties fo:color="#9876aa"/>
    </style:style>
    <style:style style:name="T14" style:family="text">
      <style:text-properties fo:color="#9876aa" style:font-name="Courier New2"/>
    </style:style>
    <style:style style:name="T15" style:family="text">
      <style:text-properties fo:color="#9876aa" style:font-name="Courier New2" fo:font-style="italic"/>
    </style:style>
    <style:style style:name="T16" style:family="text">
      <style:text-properties fo:color="#808080"/>
    </style:style>
    <style:style style:name="T17" style:family="text">
      <style:text-properties fo:color="#808080" style:font-name="Courier New2"/>
    </style:style>
    <style:style style:name="T18" style:family="text">
      <style:text-properties fo:color="#6a8759" style:font-name="Courier New2"/>
    </style:style>
    <style:style style:name="T19" style:family="text">
      <style:text-properties fo:color="#6897bb" style:font-name="Courier New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2442388" text:style-name="WWNum1">
        <text:list-header>
          <text:h text:style-name="P10" text:outline-level="1">TodoMvc</text:h>
        </text:list-header>
      </text:list>
      <text:list xml:id="list490838446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6">Un listado para tomar notas</text:span></text:p>
      <text:p text:style-name="Standard"/>
      <text:p text:style-name="Standard">F.Creación: <text:span text:style-name="T6">21</text:span>-6-2018</text:p>
      <text:p text:style-name="Standard"/>
      <text:p text:style-name="P1">Programa:<text:span text:style-name="T6">todomvc</text:span></text:p>
      <text:p text:style-name="P1"/>
      <text:p text:style-name="P1">Fuente:<text:tab/><text:a xlink:type="simple" xlink:href="https://flutter.institute/flutter-and-widget-tests/" text:style-name="Internet_20_link" text:visited-style-name="Visited_20_Internet_20_Link"><text:span text:style-name="T6">Explicación todomvc</text:span></text:a><text:tab/></text:p>
      <text:p text:style-name="P1"><text:tab/><text:tab/><text:a xlink:type="simple" xlink:href="https://github.com/flutter-institute/todomvc/tree/local-impl/lib/src" text:style-name="Internet_20_link" text:visited-style-name="Visited_20_Internet_20_Link"><text:span text:style-name="T6">Código todo mvc</text:span></text:a></text:p>
      <text:p text:style-name="P1"/>
      <text:p text:style-name="P2"/>
      <text:list xml:id="list150911001122035" text:continue-numbering="true" text:style-name="Outline">
        <text:list-item>
          <text:list>
            <text:list-item>
              <text:h text:style-name="P11" text:outline-level="2"/>
            </text:list-item>
            <text:list-item>
              <text:h text:style-name="Heading_20_2" text:outline-level="2">Definición del botón toggle</text:h>
            </text:list-item>
          </text:list>
        </text:list-item>
      </text:list>
      <text:p text:style-name="P6">//Togle</text:p>
      <text:p text:style-name="P5"><text:span text:style-name="T16"><text:s text:c="2"/></text:span><text:span text:style-name="T12">Widget </text:span><text:span text:style-name="T7">buildToggleButton</text:span><text:span text:style-name="T12">(TypeFilter type</text:span><text:span text:style-name="T9">, </text:span><text:span text:style-name="T12">String text) {</text:span></text:p>
      <text:p text:style-name="P5"><text:s text:c="4"/><text:span text:style-name="T10">final </text:span><text:span text:style-name="T12">bool enabled = type == </text:span><text:span text:style-name="T10">this</text:span><text:span text:style-name="T12">.</text:span><text:span text:style-name="T14">typeFilter</text:span><text:span text:style-name="T9">;</text:span></text:p>
      <text:p text:style-name="P5"><text:span text:style-name="T8"><text:s text:c="4"/></text:span><text:span text:style-name="T17">//Boton de abajo</text:span></text:p>
      <text:p text:style-name="P5"><text:span text:style-name="T16"><text:s text:c="4"/></text:span><text:span text:style-name="T12">Widget button = </text:span><text:span text:style-name="T10">new </text:span><text:span text:style-name="T7">MaterialButton</text:span><text:span text:style-name="T12">(</text:span></text:p>
      <text:p text:style-name="P5"><text:s text:c="6"/><text:span text:style-name="T12">key: </text:span><text:span text:style-name="T10">new </text:span><text:span text:style-name="T7">Key</text:span><text:span text:style-name="T12">(</text:span><text:span text:style-name="T18">'filter-button-</text:span><text:span text:style-name="T12">${text.toLowerCase()}</text:span><text:span text:style-name="T18">'</text:span><text:span text:style-name="T12">)</text:span><text:span text:style-name="T9">,</text:span></text:p>
      <text:p text:style-name="P5"><text:span text:style-name="T8"><text:s text:c="6"/></text:span><text:span text:style-name="T12">textColor: enabled ? Colors.</text:span><text:span text:style-name="T15">black </text:span><text:span text:style-name="T12">: Colors.</text:span><text:span text:style-name="T15">grey</text:span><text:span text:style-name="T9">,</text:span></text:p>
      <text:p text:style-name="P5"><text:span text:style-name="T8"><text:s text:c="6"/></text:span><text:span text:style-name="T12">child: </text:span><text:span text:style-name="T10">new </text:span><text:span text:style-name="T7">Text</text:span><text:span text:style-name="T12">(text)</text:span><text:span text:style-name="T9">,</text:span></text:p>
      <text:p text:style-name="P5"><text:span text:style-name="T8"><text:s text:c="6"/></text:span><text:span text:style-name="T12">onPressed: () =&gt; setFilter(type)</text:span><text:span text:style-name="T9">,</text:span></text:p>
      <text:p text:style-name="P5"><text:span text:style-name="T8"><text:s text:c="6"/></text:span><text:span text:style-name="T12">padding: </text:span><text:span text:style-name="T10">const </text:span><text:span text:style-name="T7">EdgeInsets</text:span><text:span text:style-name="T12">.</text:span><text:span text:style-name="T7">symmetric</text:span><text:span text:style-name="T12">(horizontal: </text:span><text:span text:style-name="T19">5.0</text:span><text:span text:style-name="T12">)</text:span><text:span text:style-name="T9">,</text:span></text:p>
      <text:p text:style-name="P5"><text:span text:style-name="T8"><text:s text:c="6"/></text:span><text:span text:style-name="T12">minWidth: </text:span><text:span text:style-name="T19">0.0</text:span><text:span text:style-name="T9">,</text:span></text:p>
      <text:p text:style-name="P5"><text:span text:style-name="T8"><text:s text:c="4"/></text:span><text:span text:style-name="T12">)</text:span><text:span text:style-name="T9">;</text:span></text:p>
      <text:p text:style-name="P5"><text:span text:style-name="T8"><text:s text:c="4"/></text:span><text:span text:style-name="T10">if </text:span><text:span text:style-name="T12">(enabled) {</text:span></text:p>
      <text:p text:style-name="P5"><text:s text:c="6"/><text:span text:style-name="T12">button = </text:span><text:span text:style-name="T10">new </text:span><text:span text:style-name="T7">Container</text:span><text:span text:style-name="T12">(</text:span></text:p>
      <text:p text:style-name="P5"><text:s text:c="8"/><text:span text:style-name="T12">decoration: </text:span><text:span text:style-name="T10">new </text:span><text:span text:style-name="T7">BoxDecoration</text:span><text:span text:style-name="T12">(</text:span></text:p>
      <text:p text:style-name="P5"><text:s text:c="10"/><text:span text:style-name="T12">border: </text:span><text:span text:style-name="T10">new </text:span><text:span text:style-name="T7">Border</text:span><text:span text:style-name="T12">.</text:span><text:span text:style-name="T7">all</text:span><text:span text:style-name="T12">()</text:span><text:span text:style-name="T9">,</text:span></text:p>
      <text:p text:style-name="P5"><text:span text:style-name="T8"><text:s text:c="10"/></text:span><text:span text:style-name="T12">borderRadius: </text:span><text:span text:style-name="T10">new </text:span><text:span text:style-name="T7">BorderRadius</text:span><text:span text:style-name="T12">.</text:span><text:span text:style-name="T7">circular</text:span><text:span text:style-name="T12">(</text:span><text:span text:style-name="T19">3.0</text:span><text:span text:style-name="T12">)</text:span><text:span text:style-name="T9">,</text:span></text:p>
      <text:p text:style-name="P5"><text:span text:style-name="T8"><text:s text:c="8"/></text:span><text:span text:style-name="T12">)</text:span><text:span text:style-name="T9">,</text:span></text:p>
      <text:p text:style-name="P5"><text:span text:style-name="T8"><text:s text:c="8"/></text:span><text:span text:style-name="T12">child: button</text:span><text:span text:style-name="T9">,</text:span></text:p>
      <text:p text:style-name="P5"><text:span text:style-name="T8"><text:s text:c="6"/></text:span><text:span text:style-name="T12">)</text:span><text:span text:style-name="T9">;</text:span></text:p>
      <text:p text:style-name="P5"><text:span text:style-name="T8"><text:s text:c="4"/></text:span><text:span text:style-name="T12">}</text:span></text:p>
      <text:p text:style-name="P5"><text:s text:c="4"/><text:span text:style-name="T10">return </text:span><text:span text:style-name="T12">button</text:span><text:span text:style-name="T9">;</text:span></text:p>
      <text:p text:style-name="P7"><text:span text:style-name="T8"><text:s text:c="2"/></text:span><text:span text:style-name="T12">}</text:span></text:p>
      <text:p text:style-name="P3">Lo interesante es como usa la variable boton que le “cambia el tipo” de MaterialButton a Container</text:p>
      <text:list xml:id="list150911540552687" text:continue-numbering="true" text:style-name="Outline">
        <text:list-item>
          <text:list>
            <text:list-item>
              <text:h text:style-name="Heading_20_2" text:outline-level="2">//la listita</text:h>
            </text:list-item>
          </text:list>
        </text:list-item>
      </text:list>
      <text:p text:style-name="P4"><text:span text:style-name="T11">final </text:span>List&lt;TodoItem&gt; visibleTodos = <text:span text:style-name="T13">typeFilter </text:span>== TypeFilter.<text:span text:style-name="T13">ALL</text:span></text:p>
      <text:p text:style-name="P5"><text:span text:style-name="T13"><text:s text:c="4"/></text:span><text:span text:style-name="T12">? </text:span><text:span text:style-name="T14">todos</text:span></text:p>
      <text:p text:style-name="P7"><text:span text:style-name="T13"><text:s text:c="4"/></text:span><text:span text:style-name="T12">: </text:span><text:span text:style-name="T14">todos</text:span><text:span text:style-name="T12">.where((t) =&gt; t.</text:span><text:span text:style-name="T14">completed </text:span><text:span text:style-name="T12">!= onlyActive).toList(growable: </text:span><text:span text:style-name="T10">false</text:span><text:span text:style-name="T12">)</text:span><text:span text:style-name="T9">;</text:span></text:p>
      <text:p text:style-name="P8"><text:span text:style-name="T3">The list is fixed-length if </text:span><text:span text:style-name="Source_20_Text"><text:span text:style-name="T4">growable</text:span></text:span><text:span text:style-name="T5"> </text:span><text:span text:style-name="T3">is false.</text:span> </text:p>
      <text:p text:style-name="P8"/>
      <text:list xml:id="list15091130616283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La autentificacion</text:h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Roboto" svg:font-family="Roboto, sans-serif"/>
    <style:font-face style:name="Source Code Pro" svg:font-family="'Source Code Pr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8</meta:editing-cycles>
    <meta:creation-date>2018-03-07T12:45:00</meta:creation-date>
    <dc:date>2018-06-30T15:09:09.092000000</dc:date>
    <meta:editing-duration>PT22H7M8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39" meta:word-count="142" meta:character-count="1224" meta:non-whitespace-character-count="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